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808080" draw:textarea-vertical-align="middle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textarea-vertical-align="middle" draw:auto-grow-height="true" draw:auto-grow-width="true" fo:min-height="0cm" fo:min-width="0cm" draw:shadow="hidden"/>
    </style:style>
    <style:style style:name="P1" style:family="paragraph">
      <style:paragraph-properties fo:text-align="center"/>
      <style:text-properties fo:font-family="Zapfino" style:font-style-name="Regular" style:font-pitch="variable" fo:font-size="100pt" style:font-size-asian="100pt" style:font-size-complex="100pt"/>
    </style:style>
    <style:style style:name="P2" style:family="paragraph">
      <style:paragraph-properties fo:text-align="center"/>
      <style:text-properties fo:font-size="200pt" style:font-size-asian="200pt" style:font-size-complex="200pt"/>
    </style:style>
  </office:automatic-styles>
  <office:body>
    <office:drawing>
      <draw:page draw:name="page1" draw:style-name="dp1" draw:master-page-name="Default">
        <draw:rect draw:style-name="gr1" draw:text-style-name="P1" draw:layer="layout" svg:width="36.124cm" svg:height="36.124cm" svg:x="4cm" svg:y="5.5cm">
          <text:p/>
        </draw:rect>
        <draw:path draw:style-name="gr2" draw:text-style-name="P2" draw:layer="layout" svg:width="21.695cm" svg:height="24.899cm" svg:x="11.214cm" svg:y="11.112cm" svg:viewBox="0 0 21696 24900" svg:d="M0 24900v-24900h10915c2194 0 3862 224 5004 671s2054 1237 2737 2369c683 1133 1025 2384 1025 3754 0 1766-566 3255-1696 4467-1131 1211-2877 1981-5240 2310 862 419 1517 832 1965 1240 952 883 1853 1987 2704 3312l4282 6777h-4098l-3257-5181c-952-1494-1736-2638-2351-3431-616-792-1167-1347-1654-1664s-983-538-1486-663c-370-79-974-118-1814-118h-3778v11057zM3258 10989h7002c1489 0 2653-156 3493-467s1478-810 1914-1495c437-685 655-1429 655-2233 0-1178-422-2146-1268-2904-845-759-2180-1138-4005-1138h-7791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k </meta:initial-creator>
    <meta:creation-date>2022-12-20T00:28:49</meta:creation-date>
    <dc:date>2022-12-20T00:39:56</dc:date>
    <dc:creator>ank </dc:creator>
    <meta:editing-duration>PT11M8S</meta:editing-duration>
    <meta:editing-cycles>5</meta:editing-cycles>
    <meta:generator>OpenOffice/4.1.13$Unix OpenOffice.org_project/4113m1$Build-9810</meta:generator>
    <meta:document-statistic meta:object-count="2"/>
  </office:meta>
</office:document-meta>
</file>